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fd9d" officeooo:paragraph-rsid="0001fd9d"/>
    </style:style>
    <style:style style:name="P2" style:family="paragraph" style:parent-style-name="Standard">
      <style:text-properties fo:language="fr" fo:country="FR" officeooo:rsid="0007ad56" officeooo:paragraph-rsid="0007ad56"/>
    </style:style>
    <style:style style:name="P3" style:family="paragraph" style:parent-style-name="Standard">
      <style:text-properties fo:language="fr" fo:country="FR" officeooo:rsid="0008c345" officeooo:paragraph-rsid="0008c345"/>
    </style:style>
    <style:style style:name="P4" style:family="paragraph" style:parent-style-name="Standard" style:list-style-name="L1">
      <style:text-properties fo:language="fr" fo:country="FR" officeooo:rsid="0008c345" officeooo:paragraph-rsid="0008c345"/>
    </style:style>
    <style:style style:name="P5" style:family="paragraph" style:parent-style-name="Standard" style:list-style-name="L1">
      <style:text-properties fo:language="fr" fo:country="FR" officeooo:rsid="000aabe0" officeooo:paragraph-rsid="000aabe0"/>
    </style:style>
    <style:style style:name="P6" style:family="paragraph" style:parent-style-name="Standard">
      <style:text-properties fo:language="fr" fo:country="FR" officeooo:rsid="000c28f7" officeooo:paragraph-rsid="000c28f7"/>
    </style:style>
    <style:style style:name="P7" style:family="paragraph" style:parent-style-name="Standard" style:list-style-name="L1">
      <style:text-properties fo:language="fr" fo:country="FR" officeooo:rsid="000c28f7" officeooo:paragraph-rsid="000c28f7"/>
    </style:style>
    <style:style style:name="P8" style:family="paragraph" style:parent-style-name="Standard" style:list-style-name="L1">
      <style:text-properties fo:language="fr" fo:country="FR" officeooo:rsid="000dcece" officeooo:paragraph-rsid="000dcece"/>
    </style:style>
    <style:style style:name="P9" style:family="paragraph" style:parent-style-name="Standard">
      <style:text-properties fo:language="fr" fo:country="FR" fo:font-weight="bold" officeooo:rsid="0008c345" officeooo:paragraph-rsid="0008c345" style:font-weight-asian="bold" style:font-weight-complex="bold"/>
    </style:style>
    <style:style style:name="P10" style:family="paragraph" style:parent-style-name="Standard">
      <style:text-properties fo:language="fr" fo:country="FR" fo:font-weight="bold" officeooo:rsid="0001fd9d" officeooo:paragraph-rsid="0001fd9d" style:font-weight-asian="bold" style:font-weight-complex="bold"/>
    </style:style>
    <style:style style:name="P11" style:family="paragraph" style:parent-style-name="Standard">
      <style:text-properties fo:language="fr" fo:country="FR" fo:font-weight="bold" officeooo:rsid="0007ad56" officeooo:paragraph-rsid="0007ad56" style:font-weight-asian="bold" style:font-weight-complex="bold"/>
    </style:style>
    <style:style style:name="T1" style:family="text">
      <style:text-properties officeooo:rsid="00038d3b"/>
    </style:style>
    <style:style style:name="T2" style:family="text">
      <style:text-properties officeooo:rsid="000f8a31"/>
    </style:style>
    <style:style style:name="T3" style:family="text">
      <style:text-properties officeooo:rsid="001056ec"/>
    </style:style>
    <style:style style:name="T4" style:family="text">
      <style:text-properties officeooo:rsid="001091d3"/>
    </style:style>
    <style:style style:name="T5" style:family="text">
      <style:text-properties officeooo:rsid="0010fa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ts à insérer :</text:p>
      <text:p text:style-name="P1"/>
      <text:p text:style-name="P1">position =&gt; ici, là, à cette position</text:p>
      <text:p text:style-name="P1">couleur =&gt; rouge, vert, bleu, noir, violet, kaki, etc. // <text:span text:style-name="T1">no clic</text:span></text:p>
      <text:p text:style-name="P1">désignation =&gt; cet objet, ce rectangle, cette ellipse, etc.</text:p>
      <text:p text:style-name="P1">choix de couleur =&gt; de cette couleur</text:p>
      <text:p text:style-name="P1"/>
      <text:p text:style-name="P11">Commande <text:span text:style-name="T3">création</text:span> :</text:p>
      <text:p text:style-name="P2"/>
      <text:p text:style-name="P2">ACTION + OBJET <text:span text:style-name="T5">[</text:span>(x, y) + COULEUR<text:span text:style-name="T5">]</text:span></text:p>
      <text:p text:style-name="P2"/>
      <text:p text:style-name="P9">Solution logicielle :</text:p>
      <text:p text:style-name="P3"/>
      <text:list xml:id="list3603149300" text:style-name="L1">
        <text:list-item>
          <text:p text:style-name="P4">Agent d’apprentissage de forme</text:p>
        </text:list-item>
        <text:list-item>
          <text:p text:style-name="P4">Agent de reconnaissance de forme</text:p>
        </text:list-item>
        <text:list-item>
          <text:p text:style-name="P5">Palette</text:p>
        </text:list-item>
        <text:list-item>
          <text:p text:style-name="P5">Visionneur</text:p>
        </text:list-item>
        <text:list-item>
          <text:p text:style-name="P8">Reconnaissance vocale</text:p>
        </text:list-item>
        <text:list-item>
          <text:p text:style-name="P7">Fusion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0-09-25T11:31:15.738000000</dc:date>
    <meta:editing-duration>PT1H1M42S</meta:editing-duration>
    <meta:editing-cycles>14</meta:editing-cycles>
    <meta:document-statistic meta:table-count="0" meta:image-count="0" meta:object-count="0" meta:page-count="1" meta:paragraph-count="14" meta:word-count="72" meta:character-count="404" meta:non-whitespace-character-count="352"/>
  </office:meta>
</office:document-meta>
</file>